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Black" svg:font-family="'Arial Black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cm" svg:stroke-color="#808080" draw:marker-start-width="0.06cm" draw:marker-end-width="0.06cm" draw:fill="solid" draw:fill-color="#d8d8d8" fo:padding-top="0.135cm" fo:padding-bottom="0.135cm" fo:padding-left="0.26cm" fo:padding-right="0.26cm" draw:shadow="hidden" draw:shadow-offset-x="0.05cm" draw:shadow-offset-y="0.05cm" draw:shadow-color="#000000" draw:shadow-opacity="50%"/>
    </style:style>
    <style:style style:name="gr2" style:family="graphic" style:parent-style-name="standard">
      <style:graphic-properties draw:stroke="solid" svg:stroke-width="0.02cm" svg:stroke-color="#808080" draw:marker-start-width="0.06cm" draw:marker-end-width="0.06cm" draw:fill="solid" draw:fill-color="#ffffff" fo:padding-top="0.135cm" fo:padding-bottom="0.135cm" fo:padding-left="0.26cm" fo:padding-right="0.26cm" draw:shadow="hidden" draw:shadow-offset-x="0.05cm" draw:shadow-offset-y="0.05cm" draw:shadow-color="#000000" draw:shadow-opacity="50%"/>
    </style:style>
    <style:style style:name="gr3" style:family="graphic" style:parent-style-name="standard">
      <style:graphic-properties draw:stroke="dash" draw:stroke-dash="Fine_20_Dashed" svg:stroke-width="0.02cm" svg:stroke-color="#808080" draw:marker-start-width="0.008cm" draw:marker-end="Marker_5f_0" draw:marker-end-width="0.008cm" svg:stroke-opacity="100%" draw:stroke-linejoin="round" draw:fill="none" fo:padding-top="0.135cm" fo:padding-bottom="0.135cm" fo:padding-left="0.26cm" fo:padding-right="0.26cm" draw:shadow="hidden"/>
    </style:style>
    <style:style style:name="gr4" style:family="graphic" style:parent-style-name="standard">
      <style:graphic-properties draw:stroke="none" svg:stroke-width="0.02cm" svg:stroke-color="#808080" draw:marker-start-width="0.06cm" draw:marker-end-width="0.06cm" draw:fill="none" draw:textarea-vertical-align="middle" fo:min-height="0.416cm" fo:min-width="2.54cm" fo:padding-top="0.081cm" fo:padding-bottom="0.081cm" fo:padding-left="0.081cm" fo:padding-right="0.081cm"/>
    </style:style>
    <style:style style:name="gr5" style:family="graphic" style:parent-style-name="standard">
      <style:graphic-properties draw:stroke="solid" svg:stroke-width="0.02cm" svg:stroke-color="#808080" draw:marker-start-width="0.06cm" draw:marker-end-width="0.06cm" draw:fill="solid" draw:fill-color="#cccccc" draw:textarea-vertical-align="middle" fo:min-height="1.838cm" fo:min-width="2.54cm" fo:padding-top="0.081cm" fo:padding-bottom="0.081cm" fo:padding-left="0.081cm" fo:padding-right="0.081cm"/>
    </style:style>
    <style:style style:name="gr6" style:family="graphic" style:parent-style-name="standard">
      <style:graphic-properties draw:stroke="solid" svg:stroke-width="0.02cm" svg:stroke-color="#808080" draw:marker-start-width="0.06cm" draw:marker-end-width="0.06cm" draw:fill="solid" draw:fill-color="#cccccc" draw:textarea-vertical-align="middle" draw:fit-to-size="shrink-to-fit" fo:padding-top="0.135cm" fo:padding-bottom="0.135cm" fo:padding-left="0.26cm" fo:padding-right="0.26cm" draw:shadow="hidden" draw:shadow-offset-x="0.05cm" draw:shadow-offset-y="0.05cm" draw:shadow-color="#000000" draw:shadow-opacity="50%"/>
    </style:style>
    <style:style style:name="gr7" style:family="graphic" style:parent-style-name="standard">
      <style:graphic-properties draw:stroke="solid" svg:stroke-width="0.02cm" svg:stroke-color="#808080" draw:marker-start-width="0.06cm" draw:marker-end-width="0.06cm" draw:fill="none" draw:fill-color="#729fcf" draw:textarea-vertical-align="middle" draw:fit-to-size="shrink-to-fit" fo:padding-top="0.135cm" fo:padding-bottom="0.135cm" fo:padding-left="0.26cm" fo:padding-right="0.26cm" draw:shadow="visible" draw:shadow-offset-x="0.05cm" draw:shadow-offset-y="0.05cm" draw:shadow-color="#cdcdcd" draw:shadow-opacity="50%"/>
    </style:style>
    <style:style style:name="gr8" style:family="graphic" style:parent-style-name="standard">
      <style:graphic-properties draw:stroke="solid" svg:stroke-width="0.02cm" svg:stroke-color="#808080" draw:marker-start-width="0.046cm" draw:marker-end-width="0.046cm" svg:stroke-opacity="100%" draw:stroke-linejoin="round" draw:fill="solid" draw:fill-color="#ffffff" fo:padding-top="0.134cm" fo:padding-bottom="0.134cm" fo:padding-left="0.259cm" fo:padding-right="0.259cm" draw:shadow="hidden"/>
    </style:style>
    <style:style style:name="gr9" style:family="graphic" style:parent-style-name="standard">
      <style:graphic-properties draw:stroke="solid" svg:stroke-width="0.02cm" svg:stroke-color="#808080" draw:marker-start-width="0.03cm" draw:marker-end-width="0.03cm" draw:fill="solid" draw:fill-color="#cccccc" draw:textarea-vertical-align="middle" draw:fit-to-size="shrink-to-fit" fo:padding-top="0.135cm" fo:padding-bottom="0.135cm" fo:padding-left="0.26cm" fo:padding-right="0.26cm" draw:shadow="hidden" draw:shadow-offset-x="0.05cm" draw:shadow-offset-y="0.05cm" draw:shadow-color="#cdcdcd" draw:shadow-opacity="50%"/>
    </style:style>
    <style:style style:name="gr10" style:family="graphic" style:parent-style-name="standard">
      <style:graphic-properties draw:stroke="solid" svg:stroke-width="0.02cm" svg:stroke-color="#808080" draw:marker-start-width="0.06cm" draw:marker-end-width="0.06cm" draw:fill-color="#ffffff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2cm" svg:stroke-color="#808080" draw:marker-start-width="0.046cm" draw:marker-end-width="0.046cm" svg:stroke-opacity="100%" draw:stroke-linejoin="round" draw:fill="solid" draw:fill-color="#ffffff" fo:padding-top="0cm" fo:padding-bottom="0cm" fo:padding-left="0cm" fo:padding-right="0cm" draw:shadow="hidden"/>
    </style:style>
    <style:style style:name="gr12" style:family="graphic" style:parent-style-name="standard" style:list-style-name="L1">
      <style:graphic-properties draw:stroke="solid" svg:stroke-width="0.02cm" svg:stroke-color="#808080" draw:marker-start-width="0.06cm" draw:marker-end-width="0.06cm" draw:fill="solid" draw:fill-color="#d8d8d8" fo:padding-top="0.135cm" fo:padding-bottom="0.135cm" fo:padding-left="0cm" fo:padding-right="0cm" draw:shadow="hidden" draw:shadow-offset-x="0.05cm" draw:shadow-offset-y="0.05cm" draw:shadow-color="#000000" draw:shadow-opacity="50%"/>
    </style:style>
    <style:style style:name="P1" style:family="paragraph">
      <style:paragraph-properties fo:margin-left="0cm" fo:margin-right="0cm" fo:margin-top="0cm" fo:margin-bottom="0cm" fo:line-height="12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d8d8d8"/>
      <style:paragraph-properties fo:margin-left="0cm" fo:margin-right="0cm" fo:margin-top="0cm" fo:margin-bottom="0cm" fo:line-height="12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20%" fo:text-align="end" fo:text-indent="0cm"/>
      <style:text-properties style:font-name="Liberation Sans2" fo:font-size="9pt" style:font-size-asian="9pt" style:font-size-complex="9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end" fo:text-indent="0cm"/>
      <style:text-properties style:font-name="Liberation Sans2"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20%" fo:text-align="center" fo:text-indent="0cm"/>
      <style:text-properties style:font-name="Liberation Sans2" fo:font-size="9pt" style:font-size-asian="9pt" style:font-size-complex="9pt"/>
    </style:style>
    <style:style style:name="P9" style:family="paragraph">
      <loext:graphic-properties draw:fill="solid" draw:fill-color="#cccccc"/>
      <style:paragraph-properties fo:margin-left="0cm" fo:margin-right="0cm" fo:margin-top="0cm" fo:margin-bottom="0cm" fo:line-height="120%" fo:text-align="center" fo:text-indent="0cm"/>
      <style:text-properties style:font-name="Liberation Sans2" fo:font-size="9pt" style:font-size-asian="9pt" style:font-size-complex="9pt"/>
    </style:style>
    <style:style style:name="P10" style:family="paragraph">
      <style:paragraph-properties fo:line-height="115%"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cccccc"/>
      <style:paragraph-properties fo:line-height="115%"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729fcf"/>
      <style:paragraph-properties fo:line-height="115%" fo:text-align="center"/>
      <style:text-properties fo:font-size="10pt" style:font-size-asian="10pt" style:font-size-complex="10pt"/>
    </style:style>
    <style:style style:name="P13" style:family="paragraph">
      <style:paragraph-properties fo:line-height="115%" fo:text-align="center"/>
      <style:text-properties fo:font-size="9pt" fo:font-style="normal" style:font-size-asian="9pt" style:font-style-asian="normal" style:font-size-complex="9pt" style:font-style-complex="normal"/>
    </style:style>
    <style:style style:name="P14" style:family="paragraph">
      <loext:graphic-properties draw:fill="solid" draw:fill-color="#ffffff"/>
      <style:paragraph-properties fo:line-height="115%" fo:text-align="center"/>
      <style:text-properties fo:font-size="9pt" fo:font-style="normal" style:font-size-asian="9pt" style:font-style-asian="normal" style:font-size-complex="9pt" style:font-style-complex="normal"/>
    </style:style>
    <style:style style:name="P15" style:family="paragraph">
      <style:paragraph-properties fo:margin-left="0cm" fo:margin-right="0cm" fo:margin-top="0cm" fo:margin-bottom="0cm" fo:line-height="120%" fo:text-align="center" fo:text-indent="0cm"/>
      <style:text-properties style:font-name="Liberation Sans2" fo:font-size="10pt" style:font-size-asian="10pt" style:font-size-complex="10pt"/>
    </style:style>
    <style:style style:name="P16" style:family="paragraph">
      <loext:graphic-properties draw:fill="solid" draw:fill-color="#cccccc"/>
      <style:paragraph-properties fo:margin-left="0cm" fo:margin-right="0cm" fo:margin-top="0cm" fo:margin-bottom="0cm" fo:line-height="120%" fo:text-align="center" fo:text-indent="0cm"/>
      <style:text-properties style:font-name="Liberation Sans2" fo:font-size="10pt" style:font-size-asian="10pt" style:font-size-complex="10pt"/>
    </style:style>
    <style:style style:name="P17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style:paragraph-properties fo:margin-left="0cm" fo:margin-right="0cm" fo:margin-top="0cm" fo:margin-bottom="0cm" fo:line-height="120%" fo:text-align="center" fo:text-indent="0cm"/>
      <style:text-properties style:font-name="Liberation Sans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20%" fo:text-align="center" fo:text-indent="0cm"/>
      <style:text-properties style:font-name="Liberation Sans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1" style:family="paragraph">
      <style:paragraph-properties fo:margin-left="0cm" fo:margin-right="0cm" fo:margin-top="0cm" fo:margin-bottom="0cm" fo:line-height="120%" fo:text-align="center" fo:text-indent="0cm"/>
      <style:text-properties style:font-name="Liberation Sans2" fo:font-size="9pt" fo:font-style="normal" style:font-size-asian="9pt" style:font-style-asian="normal" style:font-size-complex="9pt" style:font-style-complex="normal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20%" fo:text-align="center" fo:text-indent="0cm"/>
      <style:text-properties style:font-name="Liberation Sans2"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000000" style:font-name="Liberation Sans2" fo:font-size="9pt" style:font-name-asian="Calibri1" style:font-size-asian="9pt" style:font-name-complex="Calibri1" style:font-size-complex="9pt"/>
    </style:style>
    <style:style style:name="T4" style:family="text">
      <style:text-properties fo:color="#000000" style:font-name="Liberation Sans2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T5" style:family="text">
      <style:text-properties style:font-name="Liberation Sans2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style:font-name="Liberation Sans2" fo:font-size="9pt" fo:font-style="normal" fo:font-weight="bold" style:font-name-asian="Calibri1" style:font-size-asian="9pt" style:font-style-asian="normal" style:font-weight-asian="bold" style:font-name-complex="Calibri1" style:font-size-complex="9pt" style:font-style-complex="normal" style:font-weight-complex="bold"/>
    </style:style>
    <style:style style:name="T8" style:family="text">
      <style:text-properties fo:color="#000000" style:font-name="Liberation Sans2" fo:font-size="10pt" fo:font-style="italic" fo:font-weight="bold" style:font-name-asian="Calibri1" style:font-size-asian="10pt" style:font-style-asian="italic" style:font-weight-asian="bold" style:font-name-complex="Calibri1" style:font-size-complex="10pt" style:font-style-complex="italic" style:font-weight-complex="bold"/>
    </style:style>
    <style:style style:name="T9" style:family="text">
      <style:text-properties fo:color="#000000" style:font-name="Liberation Sans2" fo:font-size="10pt" fo:font-style="italic" fo:font-weight="normal" style:font-name-asian="Calibri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10" style:family="text">
      <style:text-properties fo:color="#000000" style:font-name="Liberation Sans2" fo:font-size="8pt" fo:font-style="italic" fo:font-weight="normal" style:font-name-asian="Calibri1" style:font-size-asian="8pt" style:font-style-asian="italic" style:font-weight-asian="normal" style:font-name-complex="Calibri1" style:font-size-complex="8pt" style:font-style-complex="italic" style:font-weight-complex="normal"/>
    </style:style>
    <style:style style:name="T11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polygon draw:style-name="gr1" draw:text-style-name="P2" draw:layer="layout" svg:width="2.5cm" svg:height="2cm" svg:x="9.499cm" svg:y="5.999cm" svg:viewBox="0 0 2501 2001" draw:points="2501,2001 2501,0 0,0 0,2001">
          <text:p text:style-name="P1"><text:span text:style-name="T1">CRC, </text:span><text:span text:style-name="T1"><text:line-break/></text:span><text:span text:style-name="T1">2 bytes</text:span></text:p>
          <text:p text:style-name="P1"><text:span text:style-name="T2">Big endian</text:span></text:p>
        </draw:polygon>
        <draw:polygon draw:style-name="gr2" draw:text-style-name="P4" draw:layer="layout" svg:width="6.5cm" svg:height="2cm" svg:x="3cm" svg:y="6cm" svg:viewBox="0 0 6501 2001" draw:points="6501,2000 6501,0 0,0 0,2001">
          <text:p text:style-name="P3"><text:span text:style-name="T1">Payload,</text:span><text:span text:style-name="T1"><text:line-break/></text:span><text:span text:style-name="T1">1-220 bytes</text:span></text:p>
        </draw:polygon>
        <draw:polygon draw:style-name="gr2" draw:text-style-name="P4" draw:layer="layout" svg:width="2.599cm" svg:height="2cm" svg:x="12cm" svg:y="5.999cm" svg:viewBox="0 0 2600 2001" draw:points="2600,2001 2600,0 0,0 0,2001">
          <text:p text:style-name="P3"><text:span text:style-name="T1">Padding,</text:span><text:span text:style-name="T1"><text:line-break/></text:span><text:span text:style-name="T1">0-31 bytes</text:span></text:p>
        </draw:polygon>
        <draw:line draw:style-name="gr3" draw:text-style-name="P5" draw:layer="layout" svg:x1="0.5cm" svg:y1="6.001cm" svg:x2="8.2cm" svg:y2="3.4cm">
          <text:p/>
        </draw:line>
        <draw:line draw:style-name="gr3" draw:text-style-name="P5" draw:layer="layout" svg:x1="18.4cm" svg:y1="6cm" svg:x2="10.8cm" svg:y2="3.4cm">
          <text:p/>
        </draw:line>
        <draw:line draw:style-name="gr3" draw:text-style-name="P5" draw:layer="layout" svg:x1="18.4cm" svg:y1="6cm" svg:x2="14cm" svg:y2="1.4cm">
          <text:p/>
        </draw:line>
        <draw:frame draw:style-name="gr4" draw:text-style-name="P7" draw:layer="layout" svg:width="7.5cm" svg:height="0.578cm" svg:x="11.45cm" svg:y="8.211cm">
          <draw:text-box>
            <text:p text:style-name="P6"><text:span text:style-name="T3">NGHam radio protocol – LA3JPA 2015</text:span></text:p>
          </draw:text-box>
        </draw:frame>
        <draw:line draw:style-name="gr3" draw:text-style-name="P5" draw:layer="layout" svg:x1="18.4cm" svg:y1="6cm" svg:x2="12.4cm" svg:y2="2.4cm">
          <text:p/>
        </draw:line>
        <draw:frame draw:style-name="gr5" draw:text-style-name="P9" draw:layer="layout" svg:width="3.8cm" svg:height="2cm" svg:x="14.6cm" svg:y="6cm">
          <draw:text-box>
            <text:p text:style-name="P8"><text:span text:style-name="T4">Parity data, </text:span></text:p>
            <text:p text:style-name="P8"><text:span text:style-name="T4">16 or 32 bytes</text:span></text:p>
          </draw:text-box>
        </draw:frame>
        <draw:polygon draw:style-name="gr6" draw:text-style-name="P11" draw:layer="layout" svg:width="2.599cm" svg:height="2.995cm" svg:x="5.6cm" svg:y="0.4cm" svg:viewBox="0 0 2600 2996" draw:points="0,2996 2600,2996 2600,0 0,0">
          <text:p text:style-name="P10"><text:span text:style-name="T5">Size tag, </text:span><text:span text:style-name="T5"><text:line-break/></text:span><text:span text:style-name="T5">3 bytes</text:span><text:line-break/><text:span text:style-name="T2">7 different tags</text:span><text:span text:style-name="T2"><text:line-break/></text:span><text:span text:style-name="T2">(24,3,13) </text:span><text:span text:style-name="T2"><text:line-break/></text:span><text:span text:style-name="T2">Lexicode</text:span></text:p>
        </draw:polygon>
        <draw:polygon draw:style-name="gr7" draw:text-style-name="P12" draw:layer="layout" svg:width="2.599cm" svg:height="2.795cm" svg:x="3cm" svg:y="0.404cm" svg:viewBox="0 0 2600 2796" draw:points="0,2796 2600,2796 2600,0 0,0">
          <text:p text:style-name="P10"/>
        </draw:polygon>
        <draw:polygon draw:style-name="gr8" draw:text-style-name="P14" draw:layer="layout" svg:width="2.599cm" svg:height="2.995cm" svg:x="3cm" svg:y="0.404cm" svg:viewBox="0 0 2600 2996" draw:points="0,2996 2600,2996 2600,0 0,0">
          <text:p text:style-name="P13"><text:span text:style-name="T6">Sync word,</text:span><text:span text:style-name="T6"><text:line-break/></text:span><text:span text:style-name="T6">4 bytes</text:span></text:p>
        </draw:polygon>
        <draw:polygon draw:style-name="gr9" draw:text-style-name="P16" draw:layer="layout" svg:width="2.599cm" svg:height="2.999cm" svg:x="0.4cm" svg:y="0.4cm" svg:viewBox="0 0 2600 3000" draw:points="0,3000 2600,3000 2600,0 0,0">
          <text:p text:style-name="P15"><text:span text:style-name="T7">Preamble, </text:span><text:span text:style-name="T7"><text:line-break/></text:span><text:span text:style-name="T7">4 bytes</text:span><text:span text:style-name="T8"><text:line-break/></text:span><text:span text:style-name="T9"> </text:span><text:span text:style-name="T10">4 bytes typical</text:span><text:span text:style-name="T10"><text:line-break/></text:span><text:span text:style-name="T10">at 9600 baud</text:span></text:p>
        </draw:polygon>
        <draw:polygon draw:style-name="gr10" draw:text-style-name="P18" draw:layer="layout" svg:width="5.799cm" svg:height="0.999cm" svg:x="8.2cm" svg:y="0.4cm" svg:viewBox="0 0 5800 1000" draw:points="0,1000 5800,1000 5800,0 0,0">
          <text:p text:style-name="P17"><text:span text:style-name="T1">RS (223,255)</text:span><text:span text:style-name="T1"><text:line-break/></text:span><text:span text:style-name="T1">code block</text:span></text:p>
        </draw:polygon>
        <draw:polygon draw:style-name="gr11" draw:text-style-name="P20" draw:layer="layout" svg:width="4.199cm" svg:height="0.999cm" svg:x="8.2cm" svg:y="1.4cm" svg:viewBox="0 0 4200 1000" draw:points="0,1000 4200,1000 4200,0 0,0">
          <text:p text:style-name="P19"><text:span text:style-name="T10">5 more possible</text:span><text:span text:style-name="T10"><text:line-break/></text:span><text:span text:style-name="T10">code block sizes</text:span></text:p>
        </draw:polygon>
        <draw:polygon draw:style-name="gr11" draw:text-style-name="P22" draw:layer="layout" svg:width="2.599cm" svg:height="0.999cm" svg:x="8.2cm" svg:y="2.4cm" svg:viewBox="0 0 2600 1000" draw:points="0,1000 2600,1000 2600,0 0,0">
          <text:p text:style-name="P21"><text:span text:style-name="T7">RS (31,47) </text:span><text:span text:style-name="T7"><text:line-break/></text:span><text:span text:style-name="T7">code block</text:span></text:p>
        </draw:polygon>
        <draw:polygon draw:style-name="gr12" draw:text-style-name="P2" draw:layer="layout" svg:width="2.5cm" svg:height="2cm" svg:x="0.499cm" svg:y="6cm" svg:viewBox="0 0 2501 2001" draw:points="2501,2001 2501,0 0,0 0,2001">
          <text:p text:style-name="P1"><text:span text:style-name="T6">Header, 1 byte</text:span></text:p>
          <text:p text:style-name="P1"><text:span text:style-name="T11">b7-6: Reserved</text:span></text:p>
          <text:p text:style-name="P1"><text:span text:style-name="T11">b5: Extension on</text:span></text:p>
          <text:p text:style-name="P1"><text:span text:style-name="T11">b4-0: Padding size</text:span>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Black" svg:font-family="'Arial Black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" draw:display-name="Gradient_1" draw:style="linear" draw:start-color="#d8d8d8" draw:end-color="#c9c9c9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draw:stroke-dash draw:name="Dash_5f_0" draw:display-name="Dash_0" draw:style="rect" draw:dots1="1" draw:dots1-length="600%" draw:dots2="1" draw:dots2-length="6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8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16T09:40:15.455009984</dc:date>
    <dc:creator>skagmo </dc:creator>
    <meta:editing-duration>PT49M22S</meta:editing-duration>
    <meta:editing-cycles>9</meta:editing-cycles>
    <meta:generator>LibreOffice/4.4.2.2$Linux_X86_64 LibreOffice_project/40m0$Build-2</meta:generator>
    <meta:document-statistic meta:object-count="17"/>
  </office:meta>
</office:document-meta>
</file>